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e2481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weight="bold" officeooo:paragraph-rsid="001e2481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Liberation Sans" fo:font-size="12pt" officeooo:paragraph-rsid="001e2481" style:font-size-asian="10.5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Liberation Sans" fo:font-size="12pt" officeooo:rsid="001e2481" officeooo:paragraph-rsid="001e2481" style:font-size-asian="10.5pt" style:font-size-complex="12pt"/>
    </style:style>
    <style:style style:name="P5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e2481" officeooo:paragraph-rsid="001e2481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Liberation Sans" fo:font-size="12pt" fo:font-weight="normal" officeooo:rsid="001e2481" officeooo:paragraph-rsid="0021213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Liberation Sans" fo:font-size="14pt" fo:font-weight="bold" officeooo:rsid="001e2481" officeooo:paragraph-rsid="001e2481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officeooo:rsid="001e2481" style:font-size-asian="14pt" style:font-size-complex="16pt"/>
    </style:style>
    <style:style style:name="T3" style:family="text">
      <style:text-properties officeooo:rsid="00212131"/>
    </style:style>
    <style:style style:name="T4" style:family="text">
      <style:text-properties officeooo:rsid="0022ccc1"/>
    </style:style>
    <style:style style:name="T5" style:family="text">
      <style:text-properties officeooo:rsid="0023a474"/>
    </style:style>
    <style:style style:name="T6" style:family="text">
      <style:text-properties style:font-name="Liberation Sans" fo:font-size="12pt" fo:font-weight="normal" officeooo:rsid="001e2481" style:font-size-asian="10.5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23a474" style:font-size-asian="10.5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">ADRS 2/2021</text:span></text:p>
      <text:p text:style-name="P3"/>
      <text:p text:style-name="P4"><text:span text:style-name="T1">Aluno:</text:span> Pedro Henrique Dornelas Almeida</text:p>
      <text:p text:style-name="P4"><text:span text:style-name="T1">Matrícula:</text:span> 18/0108140</text:p>
      <text:p text:style-name="P4"><text:span text:style-name="T1">Data:</text:span> 01/02/2022</text:p>
      <text:p text:style-name="P4"/>
      <text:p text:style-name="P7">Exercício 1</text:p>
      <text:p text:style-name="P7"/>
      <text:p text:style-name="P5">1) Por que a necessidade de validar o modelo de simulação? Como fazer para validar?</text:p>
      <text:p text:style-name="P5"/>
      <text:p text:style-name="P6"><text:tab/><text:span text:style-name="T3">É necessário para que as suposições do modelo sejam corretas, completas e consistentes, ou mesmo que desvalide o modelo e então os próximos passos não serão mais necessários, vistos que o modelo não se validou, assim um bom tempo será economizado para isso.</text:span></text:p>
      <text:p text:style-name="P6"><text:span text:style-name="T3"><text:tab/>Para a validação é necessário comparar o desempenho do modelo sob condições conhecidas com um desempenho de um sistema real também conhecido. Os testes são feitos utilizando de inferência estatística. Outra maneira de validar é fazendo com que o modelo seja analisado por especialistas do sistema. Para grandes estudos de simulação </text:span><text:span text:style-name="T4">geralmente também são realizadas apresentações do modelo para vários especialistas em gerenciamento e sistemas para uma melhor validação.</text:span></text:p>
      <text:p text:style-name="P5"/>
      <text:p text:style-name="P5">2) Quais as vantagens de um pacote de simulação como o ns-3 para realizar estudos de avaliação de desempenho?</text:p>
      <text:p text:style-name="P5"/>
      <text:p text:style-name="P1"><text:span text:style-name="T6"><text:tab/></text:span><text:span text:style-name="T7">Começando pelos requisitos de programação menores, uma estrutura pronta para a modelagem de simulações, captura automática de dados estatísticos, símbolos gráficos para a comunicação, animações, geração de gráficos e a flexibilidade para escolher os modelos de simulação. Basicamente, um pacote de simulação já várias <text:s/>das ferramentas necessárias prontas que um analista precisa para realizar simulações com seus modelos, bem como são mais fáceis e bem documentados para encontrar o que deseja. Outra vantagem é a de que alguns desses softwares podem ter interfaces gráficas que facilitam a usabilidade do analista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1T12:25:26.902974443</meta:creation-date>
    <dc:date>2022-02-01T19:22:24.676301942</dc:date>
    <meta:editing-duration>PT13M1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249" meta:character-count="1634" meta:non-whitespace-character-count="1390"/>
  </office:meta>
</office:document-meta>
</file>